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7"/>
    <style:style style:name="ce7" style:family="table-cell" style:parent-style-name="Default" style:data-style-name="N38"/>
    <style:style style:name="ce8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2520833333333cm" style:use-optimal-column-width="true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2.56645833333333cm" style:use-optimal-column-width="true"/>
    </style:style>
    <style:style style:name="co5" style:family="table-column">
      <style:table-column-properties fo:break-before="auto" style:column-width="2.48708333333333cm" style:use-optimal-column-width="true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1.905cm" style:use-optimal-column-width="true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Tub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Diameter (")</text:p>
          </table:table-cell>
          <table:table-cell office:value-type="string" table:style-name="ce2">
            <text:p>Diameter (mm)</text:p>
          </table:table-cell>
          <table:table-cell office:value-type="string" table:style-name="ce2">
            <text:p>Length (mm)</text:p>
          </table:table-cell>
          <table:table-cell office:value-type="string" table:style-name="ce3">
            <text:p>Volume (M^3)</text:p>
          </table:table-cell>
          <table:table-cell office:value-type="string" table:style-name="ce4">
            <text:p>Bouyancy (kg)</text:p>
          </table:table-cell>
          <table:table-cell table:style-name="ce2"/>
          <table:table-cell office:value-type="string" table:style-name="ce2">
            <text:p>PCB Height</text:p>
          </table:table-cell>
          <table:table-cell office:value-type="string" table:style-name="ce2">
            <text:p>Max width</text:p>
          </table:table-cell>
          <table:table-cell office:value-type="string" table:style-name="ce2">
            <text:p>PCB Width</text:p>
          </table:table-cell>
          <table:table-cell office:value-type="string" table:style-name="ce2">
            <text:p>Max Height</text:p>
          </table:table-cell>
          <table:table-cell table:style-name="ce2"/>
          <table:table-cell office:value-type="string" table:style-name="ce2">
            <text:p>Larget Squa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2"</text:p>
          </table:table-cell>
          <table:table-cell office:value-type="float" office:value="50.8" table:formula="of:=2*25.4" table:style-name="ce1">
            <text:p>50.8</text:p>
          </table:table-cell>
          <table:table-cell office:value-type="float" office:value="298" table:style-name="ce1">
            <text:p>298</text:p>
          </table:table-cell>
          <table:table-cell office:value-type="float" office:value="2.415981260336869E-3" table:formula="of:=([.B3]/1000)*([.B3]/1000)*([.C3]/1000)*PI()" table:style-name="ce5">
            <text:p>0.0024<text:s/></text:p>
          </table:table-cell>
          <table:table-cell office:value-type="float" office:value="2.4159812603368689" table:formula="of:=([.D3]*1000)" table:style-name="ce6">
            <text:p>2.42<text:s/>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49.80602373207482" table:formula="of:=SQRT([.B3]*[.B3]-[.G3]*[.G3])" table:style-name="ce7">
            <text:p>49.8</text:p>
          </table:table-cell>
          <table:table-cell office:value-type="float" office:value="10" table:style-name="ce1">
            <text:p>10</text:p>
          </table:table-cell>
          <table:table-cell office:value-type="float" office:value="49.80602373207482" table:formula="of:=SQRT([.B3]*[.B3]-[.I3]*[.I3])" table:style-name="ce7">
            <text:p>49.8</text:p>
          </table:table-cell>
          <table:table-cell table:style-name="ce1"/>
          <table:table-cell office:value-type="float" office:value="35.921024484276614" table:formula="of:=SQRT(([.B3]*[.B3])/2)" table:style-name="ce7">
            <text:p>35.9</text:p>
          </table:table-cell>
          <table:table-cell table:number-columns-repeated="16372"/>
        </table:table-row>
        <table:table-row table:style-name="ro1">
          <table:table-cell office:value-type="string" table:style-name="ce8">
            <text:p>3"</text:p>
          </table:table-cell>
          <table:table-cell office:value-type="float" office:value="76.199999999999989" table:formula="of:=3*25.4" table:style-name="ce1">
            <text:p>76.2</text:p>
          </table:table-cell>
          <table:table-cell office:value-type="float" office:value="298" table:style-name="ce1">
            <text:p>298</text:p>
          </table:table-cell>
          <table:table-cell office:value-type="float" office:value="5.4359578357579541E-3" table:formula="of:=([.B4]/1000)*([.B4]/1000)*([.C4]/1000)*PI()" table:style-name="ce5">
            <text:p>0.0054<text:s/></text:p>
          </table:table-cell>
          <table:table-cell office:value-type="float" office:value="5.4359578357579537" table:formula="of:=([.D4]*1000)" table:style-name="ce6">
            <text:p>5.44<text:s/>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7.501652150177378" table:formula="of:=SQRT([.B4]*[.B4]-[.G4]*[.G4])" table:style-name="ce7">
            <text:p>57.5</text:p>
          </table:table-cell>
          <table:table-cell office:value-type="float" office:value="50" table:style-name="ce1">
            <text:p>50</text:p>
          </table:table-cell>
          <table:table-cell office:value-type="float" office:value="57.501652150177378" table:formula="of:=SQRT([.B4]*[.B4]-[.I4]*[.I4])" table:style-name="ce7">
            <text:p>57.5</text:p>
          </table:table-cell>
          <table:table-cell table:style-name="ce1"/>
          <table:table-cell office:value-type="float" office:value="53.881536726414915" table:formula="of:=SQRT(([.B4]*[.B4])/2)" table:style-name="ce7">
            <text:p>53.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4"</text:p>
          </table:table-cell>
          <table:table-cell office:value-type="float" office:value="101.6" table:formula="of:=4*25.4" table:style-name="ce1">
            <text:p>101.6</text:p>
          </table:table-cell>
          <table:table-cell office:value-type="float" office:value="298" table:style-name="ce1">
            <text:p>298</text:p>
          </table:table-cell>
          <table:table-cell office:value-type="float" office:value="9.6639250413474761E-3" table:formula="of:=([.B5]/1000)*([.B5]/1000)*([.C5]/1000)*PI()" table:style-name="ce5">
            <text:p>0.0097<text:s/></text:p>
          </table:table-cell>
          <table:table-cell office:value-type="float" office:value="9.6639250413474755" table:formula="of:=([.D5]*1000)" table:style-name="ce6">
            <text:p>9.66<text:s/>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81.991219042041322" table:formula="of:=SQRT([.B5]*[.B5]-[.G5]*[.G5])" table:style-name="ce7">
            <text:p>82.0</text:p>
          </table:table-cell>
          <table:table-cell office:value-type="float" office:value="83" table:style-name="ce1">
            <text:p>83</text:p>
          </table:table-cell>
          <table:table-cell office:value-type="float" office:value="58.5965869313222" table:formula="of:=SQRT([.B5]*[.B5]-[.I5]*[.I5])" table:style-name="ce7">
            <text:p>58.6</text:p>
          </table:table-cell>
          <table:table-cell table:style-name="ce1"/>
          <table:table-cell office:value-type="float" office:value="71.842048968553229" table:formula="of:=SQRT(([.B5]*[.B5])/2)" table:style-name="ce7">
            <text:p>71.8</text:p>
          </table:table-cell>
          <table:table-cell table:number-columns-repeated="1637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number number:decimal-places="4" number:min-integer-digits="1"/>
      <number:text> </number:text>
    </number:number-style>
    <number:number-style style:name="N36">
      <style:text-properties fo:color="#FF0000"/>
      <number:text>-</number:text>
      <number:number number:decimal-places="4" number:min-integer-digits="1"/>
      <number:text> </number:text>
      <style:map style:condition="value()&gt;=0" style:apply-style-name="N36P0"/>
    </number:number-style>
    <number:number-style style:name="N37P0">
      <number:number number:decimal-places="2" number:min-integer-digits="1"/>
      <number:text> </number:text>
    </number:number-style>
    <number:number-style style:name="N37">
      <style:text-properties fo:color="#FF0000"/>
      <number:text>-</number:text>
      <number:number number:decimal-places="2" number:min-integer-digits="1"/>
      <number:text> </number:text>
      <style:map style:condition="value()&gt;=0" style:apply-style-name="N37P0"/>
    </number:number-style>
    <number:number-style style:name="N38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Burns</meta:initial-creator>
    <dc:creator>TBurns</dc:creator>
    <meta:creation-date>2016-03-10T22:26:06Z</meta:creation-date>
    <dc:date>2016-03-11T06:19:21Z</dc:date>
  </office:meta>
</office:document-meta>
</file>